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/text:p>
      <text:p text:style-name="Standard">Feature: <text:s/>Metadata: Mission Keyword</text:p>
      <text:p text:style-name="Standard"><text:s text:c="2"/>In order to avoid a Fatal Error</text:p>
      <text:p text:style-name="Standard"><text:s text:c="2"/>As a validation check</text:p>
      <text:p text:style-name="Standard"><text:s text:c="2"/>There must be one occurrence of the MISSION keyword and it must be of the type </text:p>
      <text:p text:style-name="Standard"><text:tab/>Cluster or DoubleStar</text:p>
      <text:p text:style-name="Standard"/>
      <text:p text:style-name="Standard"/>
      <text:p text:style-name="Standard">Scenario: <text:s/>Check MISSION Metadata</text:p>
      <text:p text:style-name="Standard"><text:s text:c="2"/>Given Metadata:</text:p>
      <text:p text:style-name="Standard"><text:tab/><text:tab/>START_META = MISSION </text:p>
      <text:p text:style-name="Standard"><text:s text:c="4"/><text:tab/><text:tab/><text:tab/>ENTRY <text:s/>= "Cluster" </text:p>
      <text:p text:style-name="Standard"><text:tab/><text:tab/>END_META <text:s text:c="2"/>= MISSION</text:p>
      <text:p text:style-name="Standard"><text:s text:c="2"/>And <text:s/>rest of CEF/CEH file valid</text:p>
      <text:p text:style-name="Standard"><text:s text:c="2"/>When this file is validated</text:p>
      <text:p text:style-name="Standard"><text:s text:c="2"/>Then this file should pass.</text:p>
      <text:p text:style-name="Standard"/>
      <text:p text:style-name="Standard"/>
      <text:p text:style-name="Standard">Feature: <text:s/>Metadata: MISSION_TIME_SPAN Keyword</text:p>
      <text:p text:style-name="Standard"><text:s text:c="2"/>In order to avoid a Fatal Error</text:p>
      <text:p text:style-name="Standard"><text:s text:c="2"/>As a validation check</text:p>
      <text:p text:style-name="Standard"><text:s text:c="2"/>There must be one occurrence of the MISSION_TIME_SPAN keyword and it must be of the type </text:p>
      <text:p text:style-name="Standard"><text:tab/>ISO_TIME_RANGE</text:p>
      <text:p text:style-name="Standard"/>
      <text:p text:style-name="Standard"/>
      <text:p text:style-name="Standard">Scenario: <text:s/>Check MISSION_TIME_SPAN Metadata</text:p>
      <text:p text:style-name="Standard"><text:s text:c="2"/>Given Metadata:</text:p>
      <text:p text:style-name="Standard"><text:tab/><text:tab/>START_META <text:s text:c="4"/>= MISSION_TIME_SPAN </text:p>
      <text:p text:style-name="Standard"><text:s text:c="4"/><text:tab/><text:tab/><text:tab/>VALUE_TYPE = ISO_TIME_RANGE </text:p>
      <text:p text:style-name="Standard"><text:s text:c="4"/><text:tab/><text:tab/> <text:s text:c="2"/><text:tab/>ENTRY <text:s text:c="5"/>= 2000-08-16T12:39:00Z/2030-12-31T23:59:59Z</text:p>
      <text:p text:style-name="Standard"><text:tab/><text:tab/>END_META <text:s text:c="6"/>= MISSION_TIME_SPAN </text:p>
      <text:p text:style-name="Standard"><text:s text:c="2"/>And <text:s/>rest of CEF/CEH file valid</text:p>
      <text:p text:style-name="Standard"><text:s text:c="2"/>When this file is validated</text:p>
      <text:p text:style-name="Standard"><text:s text:c="2"/>Then this file should pass.</text:p>
      <text:p text:style-name="Standard"/>
      <text:p text:style-name="Standard"/>
      <text:p text:style-name="Standard">Feature: <text:s/>Metadata: MISSION_AGENCY Keyword</text:p>
      <text:p text:style-name="Standard"><text:s text:c="2"/>In order to avoid a Fatal Error</text:p>
      <text:p text:style-name="Standard"><text:s text:c="2"/>As a validation check</text:p>
      <text:p text:style-name="Standard"><text:s text:c="2"/>There must be one occurrence of the MISSION_AGENCY keyword and it must be of the type </text:p>
      <text:p text:style-name="Standard"><text:tab/>ESA</text:p>
      <text:p text:style-name="Standard"/>
      <text:p text:style-name="Standard">Scenario: <text:s/>Check MISSION_AGENCY Metadata</text:p>
      <text:p text:style-name="Standard"><text:s text:c="2"/>Given Metadata:</text:p>
      <text:p text:style-name="Standard"><text:tab/><text:tab/>START_META = MISSION_AGENCY </text:p>
      <text:p text:style-name="Standard"><text:s text:c="4"/><text:tab/><text:tab/> <text:s/><text:tab/>ENTRY <text:s/>= "ESA" </text:p>
      <text:p text:style-name="Standard"><text:tab/><text:tab/>END_META <text:s text:c="2"/>= MISSION_AGENCY </text:p>
      <text:p text:style-name="Standard"><text:tab/><text:tab/></text:p>
      <text:p text:style-name="Standard"><text:s text:c="2"/>And <text:s/>rest of CEF/CEH file valid</text:p>
      <text:p text:style-name="Standard"><text:s text:c="2"/>When this file is validated</text:p>
      <text:p text:style-name="Standard"><text:s text:c="2"/>Then this file should pass.</text:p>
      <text:p text:style-name="Standard"/>
      <text:p text:style-name="Standard"><text:soft-page-break/></text:p>
      <text:p text:style-name="Standard">Feature: <text:s/>Metadata: MISSION_DESCRIPTION Keyword</text:p>
      <text:p text:style-name="Standard"><text:s text:c="2"/>In order to avoid a Fatal Error</text:p>
      <text:p text:style-name="Standard"><text:s text:c="2"/>As a validation check</text:p>
      <text:p text:style-name="Standard"><text:s text:c="2"/>There must be one occurrence of the MISSION_DESCRIPTION keyword and it must a string less than or equal to 500 char.</text:p>
      <text:p text:style-name="Standard"/>
      <text:p text:style-name="Standard"/>
      <text:p text:style-name="Standard">Scenario: <text:s/>Check MISSION_DESCRIPTION Metadata</text:p>
      <text:p text:style-name="Standard"><text:s text:c="2"/>Given Metadata:</text:p>
      <text:p text:style-name="Standard"><text:tab/>START_META = MISSION_DESCRIPTION </text:p>
      <text:p text:style-name="Standard"><text:s text:c="4"/><text:tab/><text:tab/>ENTRY <text:s/>= "The aim of the Cluster mission is to study small-scale structures of the magnetosphere " </text:p>
      <text:p text:style-name="Standard"><text:s text:c="4"/><text:tab/><text:tab/>ENTRY <text:s/>= "and its environment in three dimensions. To achieve this, Cluster is constituted of four " </text:p>
      <text:p text:style-name="Standard"><text:s text:c="4"/><text:tab/><text:tab/>ENTRY <text:s/>= "identical spacecraft that will flight in a tetrahedral configuration. The separation distances " </text:p>
      <text:p text:style-name="Standard"><text:s text:c="4"/><text:tab/><text:tab/>ENTRY <text:s/>= "between the spacecraft will be varied between ~40 km and 10 000 km, according to the " </text:p>
      <text:p text:style-name="Standard"><text:s text:c="4"/><text:tab/><text:tab/>ENTRY <text:s/>= "key scientific regions." </text:p>
      <text:p text:style-name="Standard"><text:tab/>END_META <text:s text:c="2"/>= MISSION_DESCRIPTION <text:tab/></text:p>
      <text:p text:style-name="Standard"/>
      <text:p text:style-name="Standard"><text:s text:c="2"/>And <text:s/>rest of CEF/CEH file valid</text:p>
      <text:p text:style-name="Standard"><text:s text:c="2"/>When this file is validated</text:p>
      <text:p text:style-name="Standard"><text:s text:c="2"/>Then this file should pass.</text:p>
      <text:p text:style-name="Standard"/>
      <text:p text:style-name="Standard"/>
      <text:p text:style-name="Standard">Feature: <text:s/>Metadata: MISSION_KEY_PERSONNEL Keyword</text:p>
      <text:p text:style-name="Standard"><text:s text:c="2"/>In order to avoid a Fatal Error</text:p>
      <text:p text:style-name="Standard"><text:s text:c="2"/>As a validation check</text:p>
      <text:p text:style-name="Standard"><text:s text:c="2"/>There must be AT LEAST one occurrence of the MISSION_PERSONNEL keyword and there may be many.</text:p>
      <text:p text:style-name="Standard"><text:tab/></text:p>
      <text:p text:style-name="Standard">Scenario: <text:s/>Check MISSION_KEY_PERSONNEL Metadata</text:p>
      <text:p text:style-name="Standard"><text:s text:c="2"/>Given Metadata:</text:p>
      <text:p text:style-name="Standard"><text:tab/>START_META = MISSION_KEY_PERSONNEL </text:p>
      <text:p text:style-name="Standard"><text:s text:c="4"/><text:tab/><text:tab/>ENTRY <text:s/>= "Philippe Escoubet&gt;Philippe.Escoubet@esa.int &gt;Cluster Project Scientist" </text:p>
      <text:p text:style-name="Standard"><text:tab/>END_META <text:s text:c="2"/>= MISSION_KEY_PERSONNEL </text:p>
      <text:p text:style-name="Standard"><text:s text:c="2"/>And <text:s/>rest of CEF/CEH file valid</text:p>
      <text:p text:style-name="Standard"><text:s text:c="2"/>When this file is validated</text:p>
      <text:p text:style-name="Standard"><text:s text:c="2"/>Then this file should pass.</text:p>
      <text:p text:style-name="Standard"/>
      <text:p text:style-name="Standard"/>
      <text:p text:style-name="Standard">Feature: <text:s/>Metadata: MISSION_REFERENCES</text:p>
      <text:p text:style-name="Standard"><text:s text:c="2"/>In order to avoid a Fatal Error</text:p>
      <text:p text:style-name="Standard"><text:s text:c="2"/>As a validation check</text:p>
      <text:p text:style-name="Standard"><text:s text:c="2"/>There must be AT LEAST one occurrence of the MISSION_REFERENCES keyword and there may be many. <text:s/>This is a string.</text:p>
      <text:p text:style-name="Standard"/>
      <text:p text:style-name="Standard"/>
      <text:p text:style-name="Standard"/>
      <text:p text:style-name="Standard"><text:soft-page-break/>Scenario: <text:s/>Check MISSION Metadata</text:p>
      <text:p text:style-name="Standard"><text:s text:c="2"/>Given Metadata:</text:p>
      <text:p text:style-name="Standard"><text:tab/><text:tab/>START_META = MISSION_REFERENCES </text:p>
      <text:p text:style-name="Standard"><text:s text:c="4"/><text:tab/><text:tab/><text:tab/>ENTRY <text:s/>= "The Cluster and Phoenix Missions&gt;Cluster project and instrument teams&gt;Space Sci. Rev. 79, Nos. 1-2, 1997"</text:p>
      <text:p text:style-name="Standard"><text:tab/><text:tab/>END_META <text:s text:c="2"/>= <text:s/>MISSION_REFERENCES</text:p>
      <text:p text:style-name="Standard"/>
      <text:p text:style-name="Standard"><text:s text:c="2"/>And <text:s/>rest of CEF/CEH file valid</text:p>
      <text:p text:style-name="Standard"><text:s text:c="2"/>When this file is validated</text:p>
      <text:p text:style-name="Standard"><text:s text:c="2"/>Then this file should pass.</text:p>
      <text:p text:style-name="Standard"/>
      <text:p text:style-name="Standard"/>
      <text:p text:style-name="Standard">Feature: <text:s/>Metadata: MISSION_REGION Keyword</text:p>
      <text:p text:style-name="Standard"><text:s text:c="2"/>In order to avoid a Fatal Error</text:p>
      <text:p text:style-name="Standard"><text:s text:c="2"/>As a validation check</text:p>
      <text:p text:style-name="Standard"><text:s text:c="2"/>There must be AT LEAST one occurrence of the MISSION keyword and there may be many. <text:s/>It must one of the following terms: </text:p>
      <text:p text:style-name="Standard"><text:s text:c="12"/>Solar_Wind</text:p>
      <text:p text:style-name="Standard"><text:s text:c="12"/>Bow_Shock</text:p>
      <text:p text:style-name="Standard"><text:s text:c="12"/>Magnetosheath</text:p>
      <text:p text:style-name="Standard"><text:s text:c="12"/>Magnetopause</text:p>
      <text:p text:style-name="Standard"><text:s text:c="12"/>Magnetosphere</text:p>
      <text:p text:style-name="Standard"><text:s text:c="12"/>Magnetotail</text:p>
      <text:p text:style-name="Standard"><text:s text:c="12"/>Polar_Cap</text:p>
      <text:p text:style-name="Standard"><text:s text:c="12"/>Auroral_Region</text:p>
      <text:p text:style-name="Standard"><text:s text:c="12"/>Cusp</text:p>
      <text:p text:style-name="Standard"><text:s text:c="12"/>Radiation_Belt</text:p>
      <text:p text:style-name="Standard"><text:s text:c="12"/>Plasmasphere</text:p>
      <text:p text:style-name="Standard"><text:s text:c="12"/>Ionosphere</text:p>
      <text:p text:style-name="Standard"><text:s text:c="12"/>Atmosphere</text:p>
      <text:p text:style-name="Standard"><text:s text:c="12"/>Thermosphere</text:p>
      <text:p text:style-name="Standard"/>
      <text:p text:style-name="Standard">Scenario: <text:s/>Check MISSION_REGION Metadata</text:p>
      <text:p text:style-name="Standard"><text:s text:c="2"/>Given Metadata:</text:p>
      <text:p text:style-name="Standard"><text:tab/>START_META = MISSION_REGION </text:p>
      <text:p text:style-name="Standard"><text:s text:c="3"/><text:tab/> <text:tab/>ENTRY <text:s/>= "Solar_Wind" </text:p>
      <text:p text:style-name="Standard"><text:s/><text:tab/> <text:s text:c="2"/><text:tab/>ENTRY <text:s/>= "Bow_Shock" </text:p>
      <text:p text:style-name="Standard"><text:s text:c="4"/><text:tab/><text:tab/>ENTRY <text:s/>= "Magnetosheath" </text:p>
      <text:p text:style-name="Standard"><text:s text:c="4"/><text:tab/><text:tab/>ENTRY <text:s/>= "Magnetopause" </text:p>
      <text:p text:style-name="Standard"><text:s text:c="3"/><text:tab/><text:tab/> ENTRY <text:s/>= "Magnetosphere" </text:p>
      <text:p text:style-name="Standard"><text:s text:c="2"/><text:tab/><text:tab/> <text:s/>ENTRY <text:s/>= "Magnetotail" </text:p>
      <text:p text:style-name="Standard"><text:s text:c="4"/><text:tab/><text:tab/>ENTRY <text:s/>= "Polar_Cap"</text:p>
      <text:p text:style-name="Standard"><text:s text:c="2"/><text:tab/><text:tab/> <text:s/>ENTRY <text:s/>= "Auroral_Region" </text:p>
      <text:p text:style-name="Standard"><text:s/><text:tab/><text:tab/> <text:s text:c="2"/>ENTRY <text:s/>= "Cusp" </text:p>
      <text:p text:style-name="Standard"><text:s text:c="2"/><text:tab/><text:tab/> <text:s/>ENTRY <text:s/>= "Radiation_Belt" </text:p>
      <text:p text:style-name="Standard"><text:s text:c="3"/><text:tab/><text:tab/> ENTRY <text:s/>= "Plasmasphere" </text:p>
      <text:p text:style-name="Standard"><text:tab/>END_META <text:s text:c="2"/>= MISSION_REGION </text:p>
      <text:p text:style-name="Standard"><text:s text:c="2"/>And <text:s/>rest of CEF/CEH file valid</text:p>
      <text:p text:style-name="Standard"><text:s text:c="2"/>When this file is validated</text:p>
      <text:p text:style-name="Standard"><text:s text:c="2"/>Then this file should pass.</text:p>
      <text:p text:style-name="Standard"/>
      <text:p text:style-name="Standard"/>
      <text:p text:style-name="Standard"><text:soft-page-break/>Feature: <text:s/>Metadata: MISSION_CAVEATS Keyword</text:p>
      <text:p text:style-name="Standard"><text:s text:c="2"/>In order to avoid a Fatal Error</text:p>
      <text:p text:style-name="Standard"><text:s text:c="2"/>As a validation check</text:p>
      <text:p text:style-name="Standard"><text:s text:c="2"/>MISSION_CAVEATS does not have to exist, there is no minimum entry. <text:s/>There is also no maximum entry, but each of it's possibly entries must be a sting less than or equal to 320 chars.</text:p>
      <text:p text:style-name="Standard"/>
      <text:p text:style-name="Standard">Scenario: <text:s/>Check MISSION_CAVEATS Metadata</text:p>
      <text:p text:style-name="Standard"><text:s text:c="2"/>Given Metadata:</text:p>
      <text:p text:style-name="Standard"><text:tab/><text:tab/>START_META = MISSION_CAVEATS </text:p>
      <text:p text:style-name="Standard"><text:s/><text:tab/><text:tab/><text:tab/>ENTRY = "*CL" </text:p>
      <text:p text:style-name="Standard"><text:tab/><text:tab/>END_META = MISSION_CAVEATS</text:p>
      <text:p text:style-name="Standard"><text:s text:c="2"/>And <text:s/>rest of CEF/CEH file valid</text:p>
      <text:p text:style-name="Standard"><text:s text:c="2"/>When this file is validated</text:p>
      <text:p text:style-name="Standard"><text:s text:c="2"/>Then this file should pas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0T13:58:44</meta:creation-date>
    <dc:date>2013-06-10T16:35:24</dc:date>
    <meta:editing-duration>PT2H21M29S</meta:editing-duration>
    <meta:editing-cycles>7</meta:editing-cycles>
    <meta:generator>LibreOffice/4.0.2.2$Windows_x86 LibreOffice_project/4c82dcdd6efcd48b1d8bba66bfe1989deee49c3</meta:generator>
    <meta:document-statistic meta:table-count="0" meta:image-count="0" meta:object-count="0" meta:page-count="4" meta:paragraph-count="131" meta:word-count="669" meta:character-count="4905" meta:non-whitespace-character-count="3792"/>
  </office:meta>
</office:document-meta>
</file>